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0498DF4DFB76E8C.jpg" manifest:media-type="image/jpeg"/>
  <manifest:file-entry manifest:full-path="Pictures/1000020100000201000002015EBB2C39DCDC52B7.png" manifest:media-type="image/png"/>
  <manifest:file-entry manifest:full-path="Pictures/100009020000350500003505158B41C80577F241.svg" manifest:media-type="image/svg+xml"/>
  <manifest:file-entry manifest:full-path="Pictures/10000000000000EA000000D82542991BCFE06B27.png" manifest:media-type="image/png"/>
  <manifest:file-entry manifest:full-path="Pictures/100000000000019000000190BC5F9374AD76AF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545cm" fo:min-width="6.3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3.794cm" svg:y="7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9.1cm" svg:y="7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4.4cm" svg:y="7.001cm">
          <text:p text:style-name="P3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frame draw:style-name="gr3" draw:text-style-name="P4" draw:layer="layout" svg:width="6.772cm" svg:height="6.772cm" svg:x="4.964cm" svg:y="5.545cm">
          <draw:image xlink:href="Pictures/100000000000019000000190BC5F9374AD76AF39.png" xlink:type="simple" xlink:show="embed" xlink:actuate="onLoad" loext:mime-type="image/png">
            <text:p/>
          </draw:image>
        </draw:frame>
        <draw:custom-shape draw:style-name="gr2" draw:text-style-name="P2" draw:layer="layout" svg:width="6.858cm" svg:height="2.794cm" svg:x="5.699cm" svg:y="12.175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1.005cm" svg:y="12.175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6.305cm" svg:y="12.176cm">
          <text:p text:style-name="P3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6.19cm" svg:height="5.714cm" svg:x="17.51cm" svg:y="5.954cm">
          <draw:image xlink:href="Pictures/10000000000000EA000000D82542991BCFE06B27.png" xlink:type="simple" xlink:show="embed" xlink:actuate="onLoad" loext:mime-type="image/png">
            <text:p/>
          </draw:image>
        </draw:frame>
        <draw:frame draw:style-name="gr4" draw:text-style-name="P5" draw:layer="layout" svg:width="7.874cm" svg:height="7.874cm" svg:x="10.525cm" svg:y="13.446cm">
          <draw:image xlink:href="Pictures/100009020000350500003505158B41C80577F241.svg" xlink:type="simple" xlink:show="embed" xlink:actuate="onLoad" loext:mime-type="image/svg+xml">
            <text:p/>
          </draw:image>
          <draw:image xlink:href="Pictures/1000020100000201000002015EBB2C39DCDC52B7.png" xlink:type="simple" xlink:show="embed" xlink:actuate="onLoad" loext:mime-type="image/png"/>
        </draw:frame>
        <draw:frame draw:style-name="gr3" draw:text-style-name="P4" draw:layer="layout" svg:width="4.428cm" svg:height="4.428cm" svg:x="12.049cm" svg:y="6.715cm">
          <draw:image xlink:href="Pictures/10000000000000E1000000E140498DF4DFB76E8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5-26T10:00:41.193267747</dc:date>
    <meta:editing-duration>PT6H56M32S</meta:editing-duration>
    <meta:editing-cycles>11</meta:editing-cycles>
    <meta:generator>LibreOffice/6.4.7.2$Linux_X86_64 LibreOffice_project/40$Build-2</meta:generator>
    <meta:document-statistic meta:object-count="10"/>
  </office:meta>
</office:document-meta>
</file>